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7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327H14M49.856051S" calcext:value-type="time">
            <text:p>1327:14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table:number-columns-repeated="2"/>
          <table:table-cell table:formula="of:=IF([.G249]-[.F249] &gt; 0; [.G249]-[.F249]; 0)" office:value-type="time" office:time-value="PT00H00M00S" calcext:value-type="time">
            <text:p>00:00</text:p>
          </table:table-cell>
          <table:table-cell table:formula="of:=[.D249]+[.H249]" office:value-type="time" office:time-value="PT03H36M32.788S" calcext:value-type="time">
            <text:p>03:36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50]-[.B250] &gt; 0; [.C250]-[.B25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0]-[.F250] &gt; 0; [.G250]-[.F250]; 0)" office:value-type="time" office:time-value="PT00H00M00S" calcext:value-type="time">
            <text:p>00:00</text:p>
          </table:table-cell>
          <table:table-cell table:formula="of:=[.D250]+[.H25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1]-[.B251] &gt; 0; [.C251]-[.B25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1]-[.F251] &gt; 0; [.G251]-[.F251]; 0)" office:value-type="time" office:time-value="PT00H00M00S" calcext:value-type="time">
            <text:p>00:00</text:p>
          </table:table-cell>
          <table:table-cell table:style-name="ce18" table:formula="of:=[.D251]+[.H25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20H11M48.374S" calcext:value-type="time">
            <text:p>20:1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4]-[.B254] &gt; 0; [.C254]-[.B25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4]-[.F254] &gt; 0; [.G254]-[.F254]; 0)" office:value-type="time" office:time-value="PT00H00M00S" calcext:value-type="time">
            <text:p>00:00</text:p>
          </table:table-cell>
          <table:table-cell table:formula="of:=[.D254]+[.H25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5]-[.B255] &gt; 0; [.C255]-[.B25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5]-[.F255] &gt; 0; [.G255]-[.F255]; 0)" office:value-type="time" office:time-value="PT00H00M00S" calcext:value-type="time">
            <text:p>00:00</text:p>
          </table:table-cell>
          <table:table-cell table:formula="of:=[.D255]+[.H25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56]-[.B256] &gt; 0; [.C256]-[.B25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6]-[.F256] &gt; 0; [.G256]-[.F256]; 0)" office:value-type="time" office:time-value="PT00H00M00S" calcext:value-type="time">
            <text:p>00:00</text:p>
          </table:table-cell>
          <table:table-cell table:formula="of:=[.D256]+[.H25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1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2">
          <table:table-cell table:style-name="ce77" office:value-type="date" office:date-value="2022-09-19" calcext:value-type="date">
            <text:p>09/19/22</text:p>
          </table:table-cell>
          <table:table-cell table:style-name="ce72" office:value-type="string" calcext:value-type="string">
            <text:p>R wedding recovery</text:p>
          </table:table-cell>
        </table:table-row>
        <table:table-row table:style-name="ro2">
          <table:table-cell table:style-name="ce76"/>
          <table:table-cell table:style-name="ce68"/>
        </table:table-row>
        <table:table-row table:style-name="ro1" table:number-rows-repeated="4">
          <table:table-cell table:style-name="ce76"/>
          <table:table-cell table:style-name="ce68"/>
        </table:table-row>
        <table:table-row table:style-name="ro1" table:number-rows-repeated="4">
          <table:table-cell table:style-name="ce77"/>
          <table:table-cell table:style-name="ce72"/>
        </table:table-row>
        <table:table-row table:style-name="ro1">
          <table:table-cell table:style-name="ce68"/>
          <table:table-cell table:style-name="ce7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8">00/00/0000</text:date>, <text:time style:data-style-name="N2" text:time-value="07:57:43.0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9-28T11:22:30.167000000</dc:date>
    <meta:editing-duration>P58DT20H7M10S</meta:editing-duration>
    <meta:editing-cycles>1546</meta:editing-cycles>
    <meta:generator>LibreOffice/7.2.6.2$Windows_X86_64 LibreOffice_project/b0ec3a565991f7569a5a7f5d24fed7f52653d754</meta:generator>
    <dc:creator>Benjamin Laws</dc:creator>
    <meta:document-statistic meta:table-count="2" meta:cell-count="1869" meta:object-count="0"/>
  </office:meta>
</office:document-meta>
</file>